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33333" draw:marker-start="" draw:marker-start-width="0.101cm" draw:marker-start-center="false" draw:marker-end="" draw:marker-end-width="0.15cm" draw:marker-end-center="false" draw:fill="none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333333" draw:marker-start="" draw:marker-start-width="0.101cm" draw:marker-start-center="false" draw:marker-end="" draw:marker-end-width="0.15cm" draw:marker-end-center="false" draw:fill="none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marker-end="Arrow" draw:marker-end-width="0.20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0.476cm"/>
    </style:style>
    <style:style style:name="gr5" style:family="graphic" style:parent-style-name="standard">
      <style:graphic-properties draw:stroke="solid" svg:stroke-width="0cm" svg:stroke-color="#333333" draw:marker-start="" draw:marker-start-width="0.101cm" draw:marker-start-center="false" draw:marker-end="" draw:marker-end-width="0.15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333333" draw:marker-start="" draw:marker-start-width="0.101cm" draw:marker-start-center="false" draw:marker-end="" draw:marker-end-width="0.15cm" draw:marker-end-center="false" draw:fill="none" draw:fill-color="#3deb3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fo:font-weight="normal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fo:font-size="1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layer="layout" svg:width="0.919cm" svg:height="6.279cm" svg:x="2.927cm" svg:y="1.224cm">
            <draw:glue-point draw:id="4" svg:x="-2.209cm" svg:y="4.989cm"/>
            <draw:glue-point draw:id="5" svg:x="2.32cm" svg:y="4.989cm"/>
            <draw:glue-point draw:id="6" svg:x="5.004cm" svg:y="-2.52cm"/>
            <draw:glue-point draw:id="7" svg:x="5.004cm" svg:y="2.198cm"/>
            <draw:glue-point draw:id="8" svg:x="5.004cm" svg:y="-1.526cm"/>
            <text:p text:style-name="P1"><text:span text:style-name="T1">csl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138cm" svg:height="1.159cm" svg:x="0.784cm" svg:y="2.899cm">
            <text:p text:style-name="P1"><text:span text:style-name="T1">csl</text:span></text:p>
            <text:p text:style-name="P1"><text:span text:style-name="T1">lib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1.514cm" svg:height="0.846cm" svg:x="0.683cm" svg:y="4.758cm">
            <text:p text:style-name="P1"><text:span text:style-name="T1">.csl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911cm" svg:height="0.907cm" svg:x="4.678cm" svg:y="1.259cm">
            <text:p text:style-name="P1"><text:span text:style-name="T1">Generate</text:span></text:p>
            <text:p text:style-name="P1"><text:span text:style-name="T1">documentation</text:span></text:p>
            <text:p text:style-name="P1"><text:span text:style-name="T1">HTML, PD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.947cm" svg:y1="3.365cm" svg:x2="2.935cm" svg:y2="3.365cm">
            <text:p text:style-name="P4"/>
          </draw:line>
          <draw:line draw:style-name="gr3" draw:text-style-name="P3" draw:layer="layout" svg:x1="2.194cm" svg:y1="5.081cm" svg:x2="2.921cm" svg:y2="5.081cm">
            <text:p text:style-name="P4"/>
          </draw:line>
          <draw:custom-shape draw:style-name="gr2" draw:text-style-name="P2" draw:layer="layout" svg:width="1.911cm" svg:height="0.907cm" svg:x="8.556cm" svg:y="1.259cm">
            <text:p text:style-name="P1"><text:span text:style-name="T2">user C++</text:span></text:p>
            <text:p text:style-name="P1"><text:span text:style-name="T2">simulator</text:span></text:p>
            <text:p text:style-name="P1"><text:span text:style-name="T2">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911cm" svg:height="0.907cm" svg:x="4.678cm" svg:y="2.714cm">
            <text:p text:style-name="P1"><text:span text:style-name="T2">Generate</text:span></text:p>
            <text:p text:style-name="P1"><text:span text:style-name="T2">C++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91cm" svg:height="0.907cm" svg:x="4.678cm" svg:y="4.161cm">
            <text:p text:style-name="P1"><text:span text:style-name="T2">Generate</text:span></text:p>
            <text:p text:style-name="P1"><text:span text:style-name="T2">RTL testbench</text:span></text:p>
            <text:p text:style-name="P1"><text:span text:style-name="T2">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9.437cm" svg:y1="2.157cm" svg:x2="9.437cm" svg:y2="2.74cm">
            <text:p text:style-name="P4"/>
          </draw:line>
          <draw:custom-shape draw:style-name="gr2" draw:text-style-name="P2" draw:layer="layout" svg:width="1.911cm" svg:height="0.907cm" svg:x="4.678cm" svg:y="8.482cm">
            <text:p text:style-name="P1"><text:span text:style-name="T2">user</text:span></text:p>
            <text:p text:style-name="P1"><text:span text:style-name="T2">defined RTL</text:span></text:p>
            <text:p text:style-name="P1"><text:span text:style-name="T2">testben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2.191cm" svg:y1="3.598cm" svg:x2="12.191cm" svg:y2="4.162cm">
            <text:p text:style-name="P4"/>
          </draw:line>
          <draw:custom-shape draw:style-name="gr2" draw:text-style-name="P2" draw:layer="layout" svg:width="1.91cm" svg:height="0.907cm" svg:x="4.678cm" svg:y="5.616cm">
            <text:p text:style-name="P1"><text:span text:style-name="T2">Generate</text:span></text:p>
            <text:p text:style-name="P1"><text:span text:style-name="T2">RTL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91cm" svg:height="0.907cm" svg:x="4.678cm" svg:y="7.07cm">
            <text:p text:style-name="P1"><text:span text:style-name="T2">user defined</text:span></text:p>
            <text:p text:style-name="P1"><text:span text:style-name="T2">RTL</text:span></text:p>
            <text:p text:style-name="P1"><text:span text:style-name="T2">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3.849cm" svg:y1="1.726cm" svg:x2="4.735cm" svg:y2="1.726cm">
            <text:p text:style-name="P4"/>
          </draw:line>
          <draw:line draw:style-name="gr3" draw:text-style-name="P3" draw:layer="layout" svg:x1="3.849cm" svg:y1="3.158cm" svg:x2="4.735cm" svg:y2="3.158cm">
            <text:p text:style-name="P4"/>
          </draw:line>
          <draw:line draw:style-name="gr3" draw:text-style-name="P3" draw:layer="layout" svg:x1="3.849cm" svg:y1="4.59cm" svg:x2="4.735cm" svg:y2="4.59cm">
            <text:p text:style-name="P4"/>
          </draw:line>
          <draw:line draw:style-name="gr3" draw:text-style-name="P3" draw:layer="layout" svg:x1="3.849cm" svg:y1="6.07cm" svg:x2="4.735cm" svg:y2="6.07cm">
            <text:p text:style-name="P4"/>
          </draw:line>
          <draw:frame draw:style-name="gr4" draw:text-style-name="P5" draw:layer="layout" svg:width="3.55cm" svg:height="0.726cm" svg:x="8.843cm" svg:y="9.654cm">
            <draw:text-box>
              <text:p text:style-name="P4"><text:span text:style-name="T3">CSL design flow</text:span></text:p>
            </draw:text-box>
          </draw:frame>
          <draw:line draw:style-name="gr3" draw:text-style-name="P3" draw:layer="layout" svg:x1="9.453cm" svg:y1="4.163cm" svg:x2="9.453cm" svg:y2="3.562cm">
            <text:p text:style-name="P4"/>
          </draw:line>
          <draw:custom-shape draw:style-name="gr5" draw:text-style-name="P2" draw:layer="layout" svg:width="0.181cm" svg:height="5.23cm" svg:x="7.495cm" svg:y="4.181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911cm" svg:height="0.906cm" svg:x="8.54cm" svg:y="4.161cm">
            <text:p text:style-name="P1"><text:span text:style-name="T2"/></text:p>
            <text:p text:style-name="P1"><text:span text:style-name="T2">C++</text:span></text:p>
            <text:p text:style-name="P1"><text:span text:style-name="T2">libs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2.156cm" svg:y1="5.598cm" svg:x2="12.156cm" svg:y2="5.054cm">
            <text:p text:style-name="P4"/>
          </draw:line>
          <draw:line draw:style-name="gr3" draw:text-style-name="P3" draw:layer="layout" svg:x1="13.202cm" svg:y1="7.583cm" svg:x2="13.753cm" svg:y2="7.583cm">
            <text:p text:style-name="P4"/>
          </draw:line>
          <draw:line draw:style-name="gr3" draw:text-style-name="P3" draw:layer="layout" svg:x1="6.59cm" svg:y1="4.586cm" svg:x2="7.476cm" svg:y2="4.586cm">
            <text:p text:style-name="P4"/>
          </draw:line>
          <draw:line draw:style-name="gr3" draw:text-style-name="P3" draw:layer="layout" svg:x1="6.59cm" svg:y1="6.05cm" svg:x2="7.476cm" svg:y2="6.05cm">
            <text:p text:style-name="P4"/>
          </draw:line>
          <draw:line draw:style-name="gr3" draw:text-style-name="P3" draw:layer="layout" svg:x1="6.59cm" svg:y1="7.504cm" svg:x2="7.476cm" svg:y2="7.504cm">
            <text:p text:style-name="P4"/>
          </draw:line>
          <draw:line draw:style-name="gr3" draw:text-style-name="P3" draw:layer="layout" svg:x1="6.59cm" svg:y1="8.899cm" svg:x2="7.476cm" svg:y2="8.899cm">
            <text:p text:style-name="P4"/>
          </draw:line>
          <draw:line draw:style-name="gr3" draw:text-style-name="P3" draw:layer="layout" svg:x1="6.59cm" svg:y1="3.131cm" svg:x2="8.534cm" svg:y2="3.131cm">
            <text:p text:style-name="P4"/>
          </draw:line>
          <draw:custom-shape draw:style-name="gr6" draw:text-style-name="P2" draw:layer="layout" svg:width="1.848cm" svg:height="0.889cm" svg:x="11.254cm" svg:y="4.161cm">
            <draw:glue-point draw:id="4" svg:x="-2.833cm" svg:y="-5cm"/>
            <draw:glue-point draw:id="5" svg:x="2.266cm" svg:y="-5cm"/>
            <text:p text:style-name="P1"><text:span text:style-name="T2">Verify</text:span></text:p>
            <text:p text:style-name="P1"><text:span text:style-name="T2">equivalen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843.56020942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0.355cm" svg:y1="3.131cm" svg:x2="11.241cm" svg:y2="3.131cm">
            <text:p text:style-name="P4"/>
          </draw:line>
          <draw:line draw:style-name="gr3" draw:text-style-name="P3" draw:layer="layout" svg:x1="10.389cm" svg:y1="6.074cm" svg:x2="11.275cm" svg:y2="6.074cm">
            <text:p text:style-name="P4"/>
          </draw:line>
          <draw:custom-shape draw:style-name="gr6" draw:text-style-name="P2" draw:layer="layout" svg:width="1.835cm" svg:height="0.879cm" svg:x="11.252cm" svg:y="2.714cm">
            <draw:glue-point draw:id="4" svg:x="-2.833cm" svg:y="-5cm"/>
            <draw:glue-point draw:id="5" svg:x="2.266cm" svg:y="-5cm"/>
            <text:p text:style-name="P1"><text:span text:style-name="T1">C++ simulator</text:span></text:p>
            <text:p text:style-name="P1"><text:span text:style-name="T1">binar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843.56020942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1.815cm" svg:height="0.88cm" svg:x="8.527cm" svg:y="2.714cm">
            <draw:glue-point draw:id="4" svg:x="-2.833cm" svg:y="-5cm"/>
            <draw:glue-point draw:id="5" svg:x="2.266cm" svg:y="-5cm"/>
            <text:p text:style-name="P1"><text:span text:style-name="T1">C++</text:span></text:p>
            <text:p text:style-name="P1"><text:span text:style-name="T1">compi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843.56020942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1.831cm" svg:height="0.885cm" svg:x="8.542cm" svg:y="7.07cm">
            <draw:glue-point draw:id="4" svg:x="-2.833cm" svg:y="-5cm"/>
            <draw:glue-point draw:id="5" svg:x="2.266cm" svg:y="-5cm"/>
            <text:p text:style-name="P1"><text:span text:style-name="T2"/></text:p>
            <text:p text:style-name="P1"><text:span text:style-name="T2">Synthesis</text:span></text:p>
            <text:p text:style-name="P1"><text:span text:style-name="T2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843.56020942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917cm" svg:height="0.911cm" svg:x="11.291cm" svg:y="7.134cm">
            <text:p text:style-name="P1"><text:span text:style-name="T2">Net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844cm" svg:height="0.893cm" svg:x="8.53cm" svg:y="5.617cm">
            <draw:glue-point draw:id="4" svg:x="-2.833cm" svg:y="-5cm"/>
            <draw:glue-point draw:id="5" svg:x="2.266cm" svg:y="-5cm"/>
            <text:p text:style-name="P1"><text:span text:style-name="T2"/></text:p>
            <text:p text:style-name="P1"><text:span text:style-name="T2">RTL </text:span></text:p>
            <text:p text:style-name="P1"><text:span text:style-name="T2">simulator</text:span></text:p>
            <text:p text:style-name="P1"><text:span text:style-name="T2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843.56020942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0.389cm" svg:y1="7.534cm" svg:x2="11.275cm" svg:y2="7.534cm">
            <text:p text:style-name="P4"/>
          </draw:line>
          <draw:custom-shape draw:style-name="gr6" draw:text-style-name="P2" draw:layer="layout" svg:width="1.858cm" svg:height="0.914cm" svg:x="13.811cm" svg:y="7.131cm">
            <draw:glue-point draw:id="4" svg:x="-2.833cm" svg:y="-5cm"/>
            <draw:glue-point draw:id="5" svg:x="2.266cm" svg:y="-5cm"/>
            <text:p text:style-name="P1"><text:span text:style-name="T2"/></text:p>
            <text:p text:style-name="P1"><text:span text:style-name="T2">Place and</text:span></text:p>
            <text:p text:style-name="P1"><text:span text:style-name="T2">route</text:span></text:p>
            <text:p text:style-name="P1"><text:span text:style-name="T2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843.56020942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917cm" svg:height="0.911cm" svg:x="16.272cm" svg:y="7.109cm">
            <text:p text:style-name="P1"><text:span text:style-name="T2">Bit Stre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858cm" svg:height="0.914cm" svg:x="18.774cm" svg:y="7.092cm">
            <draw:glue-point draw:id="4" svg:x="-2.833cm" svg:y="-5cm"/>
            <draw:glue-point draw:id="5" svg:x="2.266cm" svg:y="-5cm"/>
            <text:p text:style-name="P1"><text:span text:style-name="T2"/></text:p>
            <text:p text:style-name="P1"><text:span text:style-name="T2">ASIC/FPGA</text:span></text:p>
            <text:p text:style-name="P1"><text:span text:style-name="T2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843.56020942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7.642cm" svg:y1="6.05cm" svg:x2="8.528cm" svg:y2="6.05cm">
            <text:p text:style-name="P4"/>
          </draw:line>
          <draw:line draw:style-name="gr3" draw:text-style-name="P3" draw:layer="layout" svg:x1="7.666cm" svg:y1="7.504cm" svg:x2="8.552cm" svg:y2="7.504cm">
            <text:p text:style-name="P4"/>
          </draw:line>
          <draw:custom-shape draw:style-name="gr6" draw:text-style-name="P2" draw:layer="layout" svg:width="1.87cm" svg:height="0.902cm" svg:x="11.312cm" svg:y="5.616cm">
            <draw:glue-point draw:id="4" svg:x="-2.833cm" svg:y="-5cm"/>
            <draw:glue-point draw:id="5" svg:x="2.266cm" svg:y="-5cm"/>
            <text:p text:style-name="P1"><text:span text:style-name="T2">RTL </text:span></text:p>
            <text:p text:style-name="P1"><text:span text:style-name="T2">simulation</text:span></text:p>
            <text:p text:style-name="P1"><text:span text:style-name="T2">binar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843.56020942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5.691cm" svg:y1="7.583cm" svg:x2="16.242cm" svg:y2="7.583cm">
            <text:p text:style-name="P4"/>
          </draw:line>
          <draw:line draw:style-name="gr3" draw:text-style-name="P3" draw:layer="layout" svg:x1="18.18cm" svg:y1="7.583cm" svg:x2="18.731cm" svg:y2="7.583cm">
            <text:p text:style-name="P4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a</meta:initial-creator>
    <meta:creation-date>2007-08-17T10:56:03</meta:creation-date>
    <dc:creator>a</dc:creator>
    <dc:date>2007-08-23T16:42:55</dc:date>
    <dc:language>en-US</dc:language>
    <meta:editing-cycles>10</meta:editing-cycles>
    <meta:editing-duration>PT2H50M28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